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525" officeooo:paragraph-rsid="00109525"/>
    </style:style>
    <style:style style:name="P2" style:family="paragraph" style:parent-style-name="Standard">
      <style:text-properties officeooo:rsid="00109525" officeooo:paragraph-rsid="00142a99"/>
    </style:style>
    <style:style style:name="P3" style:family="paragraph" style:parent-style-name="Standard">
      <style:text-properties officeooo:rsid="00134b87" officeooo:paragraph-rsid="00134b87"/>
    </style:style>
    <style:style style:name="P4" style:family="paragraph" style:parent-style-name="Standard">
      <style:text-properties officeooo:rsid="00142a99" officeooo:paragraph-rsid="00142a99"/>
    </style:style>
    <style:style style:name="T1" style:family="text">
      <style:text-properties officeooo:rsid="00142a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ara empezar: </text:span></text:p>
      <text:p text:style-name="P4">funcionalidades → </text:p>
      <text:p text:style-name="P4"/>
      <text:p text:style-name="P2">Antes de Desarollar: </text:p>
      <text:p text:style-name="P1"/>
      <text:p text:style-name="P1"/>
      <text:p text:style-name="P1">Youtube-Webinar → El A,B,C para desarrollar en Odoo </text:p>
      <text:p text:style-name="P1"><text:a xlink:type="simple" xlink:href="https://www.youtube.com/watch?v=pWc2zBm4DVs&amp;list=PL7cvhMS1f9JfiJmJE3bz13FlqYyGEqvjr&amp;index=3" text:style-name="Internet_20_link" text:visited-style-name="Visited_20_Internet_20_Link">https://www.youtube.com/watch?v=pWc2zBm4DVs&amp;list=PL7cvhMS1f9JfiJmJE3bz13FlqYyGEqvjr&amp;index=3</text:a></text:p>
      <text:p text:style-name="P1"/>
      <text:p text:style-name="P2">Video 1-Dia 1 → Respaldo Antonio</text:p>
      <text:p text:style-name="P3">Leer → Odoo guidelines <text:span text:style-name="T1">y practicar con un repo de prueba. </text:span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4:45:47.485680047</meta:creation-date>
    <dc:date>2023-02-21T15:19:01.668585544</dc:date>
    <meta:editing-duration>PT33M12S</meta:editing-duration>
    <meta:editing-cycles>4</meta:editing-cycles>
    <meta:generator>LibreOffice/7.4.4.2$Linux_X86_64 LibreOffice_project/40$Build-2</meta:generator>
    <meta:document-statistic meta:table-count="0" meta:image-count="0" meta:object-count="0" meta:page-count="1" meta:paragraph-count="7" meta:word-count="33" meta:character-count="286" meta:non-whitespace-character-count="255"/>
  </office:meta>
</office:document-meta>
</file>